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ourier 10 Pitch" svg:font-family="'Courier 10 Pitch'" style:font-adornments="Regular"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irst_20_line_20_indent">
      <style:text-properties officeooo:rsid="00094651" officeooo:paragraph-rsid="00094651"/>
    </style:style>
    <style:style style:name="P2" style:family="paragraph" style:parent-style-name="First_20_line_20_indent">
      <style:text-properties officeooo:paragraph-rsid="00094651"/>
    </style:style>
    <style:style style:name="P3" style:family="paragraph" style:parent-style-name="First_20_line_20_indent">
      <style:text-properties officeooo:rsid="000a588b" officeooo:paragraph-rsid="000a588b"/>
    </style:style>
    <style:style style:name="P4" style:family="paragraph" style:parent-style-name="First_20_line_20_indent">
      <style:text-properties officeooo:rsid="000aeb29" officeooo:paragraph-rsid="000aeb29"/>
    </style:style>
    <style:style style:name="P5" style:family="paragraph" style:parent-style-name="First_20_line_20_indent">
      <style:paragraph-properties fo:margin-left="0cm" fo:margin-right="0cm" fo:text-indent="0cm" style:auto-text-indent="false"/>
      <style:text-properties officeooo:rsid="000aeb29" officeooo:paragraph-rsid="000aeb29"/>
    </style:style>
    <style:style style:name="P6" style:family="paragraph" style:parent-style-name="Standard">
      <style:text-properties officeooo:rsid="000e4b2a" officeooo:paragraph-rsid="000e4b2a"/>
    </style:style>
    <style:style style:name="P7" style:family="paragraph" style:parent-style-name="Inline_20_code" style:list-style-name="L1">
      <style:text-properties fo:font-size="9pt" style:font-size-asian="9pt" style:font-size-complex="9pt"/>
    </style:style>
    <style:style style:name="P8" style:family="paragraph" style:parent-style-name="Inline_20_code">
      <style:paragraph-properties fo:margin-left="1.251cm" fo:margin-right="0.101cm" fo:text-indent="0.499cm" style:auto-text-indent="false"/>
      <style:text-properties fo:font-size="9pt" style:font-size-asian="9pt" style:font-size-complex="9pt"/>
    </style:style>
    <style:style style:name="P9" style:family="paragraph" style:parent-style-name="Inline_20_code">
      <style:paragraph-properties fo:margin-left="1.251cm" fo:margin-right="0.101cm" fo:text-indent="0.499cm" style:auto-text-indent="false"/>
      <style:text-properties fo:font-size="9pt" officeooo:rsid="000e4b2a" officeooo:paragraph-rsid="000e4b2a" style:font-size-asian="9pt" style:font-size-complex="9pt"/>
    </style:style>
    <style:style style:name="P10" style:family="paragraph" style:parent-style-name="First_20_line_20_indent">
      <style:text-properties officeooo:rsid="000a588b" officeooo:paragraph-rsid="00094651"/>
    </style:style>
    <style:style style:name="P11" style:family="paragraph" style:parent-style-name="First_20_line_20_indent">
      <style:text-properties officeooo:rsid="000aeb29" officeooo:paragraph-rsid="000aeb29"/>
    </style:style>
    <style:style style:name="P12" style:family="paragraph" style:parent-style-name="First_20_line_20_indent">
      <style:text-properties officeooo:rsid="000c5eee" officeooo:paragraph-rsid="000c5eee"/>
    </style:style>
    <style:style style:name="P13" style:family="paragraph" style:parent-style-name="First_20_line_20_indent">
      <style:text-properties officeooo:rsid="000e4b2a" officeooo:paragraph-rsid="000e4b2a"/>
    </style:style>
    <style:style style:name="P14" style:family="paragraph" style:parent-style-name="Heading_20_3">
      <style:text-properties officeooo:rsid="00094651"/>
    </style:style>
    <style:style style:name="T1" style:family="text">
      <style:text-properties officeooo:rsid="00094651"/>
    </style:style>
    <style:style style:name="T2" style:family="text">
      <style:text-properties style:font-name="Courier" fo:font-style="normal" officeooo:rsid="00094651" style:font-style-asian="normal" style:font-style-complex="normal"/>
    </style:style>
    <style:style style:name="T3" style:family="text">
      <style:text-properties officeooo:rsid="000c5eee"/>
    </style:style>
    <style:style style:name="T4" style:family="text">
      <style:text-properties officeooo:rsid="00103391"/>
    </style:style>
    <style:style style:name="T5" style:family="text">
      <style:text-properties officeooo:rsid="0010d3c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cumentation for 'accounts'-app.</text:h>
      <text:p text:style-name="P6"/>
      <text:h text:style-name="Heading_20_2" text:outline-level="2">How to implement:</text:h>
      <text:p text:style-name="P6">Foll<text:span text:style-name="T4">ow the instructions below. Of course, you need a database set up.</text:span></text:p>
      <text:p text:style-name="Standard"/>
      <text:p text:style-name="Standard"/>
      <text:p text:style-name="Standard"/>
      <text:h text:style-name="P14" text:outline-level="3">Backend</text:h>
      <text:p text:style-name="P1">class CustomAuthBackend. Enables user to authenticate by stating either their email address or their username.</text:p>
      <text:p text:style-name="P1">function authenticate(). Arguments are identifier and password, plus username, which is needed to keep compatibility to admin login. Besides that, it's exactly the same as identifier. Workflow: checks whether identifier looks like an email or not, fetches the user object and tries to authenticate him.</text:p>
      <text:p text:style-name="P1">function get_user(). Nothing special.</text:p>
      <text:h text:style-name="Heading_20_6" text:outline-level="6"><text:span text:style-name="T1">How</text:span> to <text:span text:style-name="T1">implement</text:span></text:h>
      <text:p text:style-name="P2"><text:span text:style-name="T1">User accounts need to have unique fields for 'email' and 'username'. Also, it should be impossible to have something that looks like an email address as the username. This regex should not be matched, therefor: </text:span><text:span text:style-name="T2">[^@]+@[^@]+\.[^@]+</text:span><text:span text:style-name="T1"><text:tab/>Do this by either completely banning the @-character, or by something more sophisticated (like, disallowing that very regex). With the 'UserCreationForm' served in the app, this is done for you.</text:span></text:p>
      <text:p text:style-name="P3">If your user model has another name than 'CustomUser', you will need to adapt that, too.</text:p>
      <text:p text:style-name="P10">settings.py:</text:p>
      <text:list xml:id="list3997866950511974195" text:style-name="L1">
        <text:list-header>
          <text:p text:style-name="P7">AUTHENTICATION_BACKENDS = ('accounts.backends.CustomAuthBackend',)</text:p>
        </text:list-header>
      </text:list>
      <text:p text:style-name="P1"/>
      <text:p text:style-name="P1"/>
      <text:h text:style-name="Heading_20_3" text:outline-level="3">Models</text:h>
      <text:p text:style-name="P4">class CustomUser. Its username-field is the email, but 'username' is also unique and fit for identifying. Needs a 'CustomUserManager'. Functions at the bottom are pretty poor so far.</text:p>
      <text:p text:style-name="P4">class CustomUserManager. Creates suche a user; nothing special.</text:p>
      <text:h text:style-name="Heading_20_6" text:outline-level="6">How to implement</text:h>
      <text:p text:style-name="First_20_line_20_indent">Probably needs an authentication backend which identifies the CustomUser via its email. I.e. the CustomAuthBackend <text:span text:style-name="T5">from </text:span>above.</text:p>
      <text:p text:style-name="P4">settings.py:</text:p>
      <text:p text:style-name="P8">AUTH_USER_MODEL = 'accounts.CustomUser'</text:p>
      <text:p text:style-name="P5"/>
      <text:h text:style-name="Heading_20_3" text:outline-level="3"><text:soft-page-break/>Views</text:h>
      <text:p text:style-name="P4">function login_page(). Pretty straightforward. Needs a 'LoginForm' <text:span text:style-name="T3">with the fields 'identifier' and 'pasword'</text:span>. <text:span text:style-name="T3">Remember that this cannot be renamed to login(), as this would clash with Django's built in function.</text:span></text:p>
      <text:p text:style-name="First_20_line_20_indent">function logout_page(): Basic. Name cannot be shortened, either.</text:p>
      <text:p text:style-name="P12">function signup(). Basic implementation of UserCreationForm.</text:p>
      <text:p text:style-name="P12">function hello(). Basic.</text:p>
      <text:p text:style-name="P12"/>
      <text:h text:style-name="Heading_20_3" text:outline-level="3">Urls</text:h>
      <text:p text:style-name="P12">Nothing special so far. However, we want the elementary user functions (login, logout, signup) without any prefix in the URI, so we redirect calls of 'accounts/login' to 'login'; thus making an implementation of these in the root URL-config neccessary.</text:p>
      <text:p text:style-name="P12"/>
      <text:h text:style-name="Heading_20_3" text:outline-level="3">Forms</text:h>
      <text:p text:style-name="P12">class LoginForm. Just to fields, absolutely not special.</text:p>
      <text:p text:style-name="P12">class UserCreationForm. Contains mandatory model fields with a double input for the password. The username may not look like an email (becaus login via email shall be possible) and may not contain any commas (because the recipients of a message will be entered in one single textfield, separated by commas). This form is an extended version of the last big piece of core here: <text:a xlink:type="simple" xlink:href="https://docs.djangoproject.com/en/1.6/topics/auth/customizing/">https://docs.djangoproject.com/en/1.6/topics/auth/customizing/</text:a></text:p>
      <text:p text:style-name="P12">class UserChangeForm. Exactly as it is in the doc linked above.</text:p>
      <text:h text:style-name="Heading_20_6" text:outline-level="6">How to implement</text:h>
      <text:p text:style-name="P12">Copy the CustomUser-model, nothing else.</text:p>
      <text:p text:style-name="P12"/>
      <text:h text:style-name="Heading_20_3" text:outline-level="3">Admin</text:h>
      <text:p text:style-name="P13">Almost exactly that.</text:p>
      <text:p text:style-name="P13"/>
      <text:h text:style-name="Heading_20_3" text:outline-level="3">Remaining steps to implement</text:h>
      <text:p text:style-name="P13">settings.py:</text:p>
      <text:p text:style-name="P8">TEMPLATE_CONTEXT_PROCESSORS = (</text:p>
      <text:p text:style-name="P8"><text:s text:c="4"/>"django.contrib.auth.context_processors.auth",</text:p>
      <text:p text:style-name="P8"><text:s text:c="4"/>"django.core.context_processors.debug",</text:p>
      <text:p text:style-name="P8"><text:s text:c="4"/>"django.core.context_processors.i18n",</text:p>
      <text:p text:style-name="P8"><text:s text:c="4"/>"django.core.context_processors.media",</text:p>
      <text:p text:style-name="P8"><text:s text:c="4"/>"django.core.context_processors.static",</text:p>
      <text:p text:style-name="P8"><text:s text:c="4"/>"django.core.context_processors.tz",</text:p>
      <text:p text:style-name="P8"><text:s text:c="4"/>"django.contrib.messages.context_processors.messages",</text:p>
      <text:p text:style-name="P8"><text:soft-page-break/><text:s text:c="4"/>"django.core.context_processors.request",</text:p>
      <text:p text:style-name="P9">)</text:p>
      <text:p text:style-name="First_20_line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ourier 10 Pitch" svg:font-family="'Courier 10 Pitch'" style:font-adornments="Regular"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master-page-name="">
      <style:paragraph-properties fo:margin-left="0cm" fo:margin-right="0cm" fo:text-indent="0.499cm" style:auto-text-indent="false" style:page-number="auto" fo:background-color="transparent" style:shadow="none">
        <style:tab-stops/>
        <style:background-image/>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31cm" fo:margin-bottom="0.21cm" style:contextual-spacing="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Inline_20_code" style:display-name="Inline code" style:family="paragraph" style:parent-style-name="First_20_line_20_indent" style:master-page-name="">
      <style:paragraph-properties fo:margin-left="0.101cm" fo:margin-right="0.101cm" fo:text-indent="0.499cm" style:auto-text-indent="false" style:page-number="auto"/>
      <style:text-properties style:font-name="Courier 10 Pitch" fo:font-family="'Courier 10 Pitch'" style:font-style-name="Regular" style:font-pitch="fixe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9T19:54:00.878270082</meta:creation-date>
    <meta:generator>LibreOffice/4.1.4.2$Linux_X86_64 LibreOffice_project/410m0$Build-2</meta:generator>
    <dc:date>2014-02-20T14:04:46.385396491</dc:date>
    <meta:editing-duration>PT15M33S</meta:editing-duration>
    <meta:editing-cycles>6</meta:editing-cycles>
    <meta:document-statistic meta:table-count="0" meta:image-count="0" meta:object-count="0" meta:page-count="3" meta:paragraph-count="46" meta:word-count="436" meta:character-count="3328" meta:non-whitespace-character-count="2907"/>
  </office:meta>
</office:document-meta>
</file>